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arianne" svg:font-family="Marianne, arial, sans-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fo:font-size="16pt" fo:font-weight="normal" officeooo:paragraph-rsid="000616f2" style:font-size-asian="16pt" style:font-weight-asian="normal" style:font-size-complex="16pt" style:font-weight-complex="normal"/>
    </style:style>
    <style:style style:name="P2" style:family="paragraph" style:parent-style-name="Text_20_body">
      <style:paragraph-properties fo:text-align="justify" style:justify-single-word="false" fo:break-before="page"/>
      <style:text-properties fo:font-size="16pt" officeooo:paragraph-rsid="000616f2" style:font-size-asian="16pt" style:font-size-complex="16pt"/>
    </style:style>
    <style:style style:name="P3" style:family="paragraph" style:parent-style-name="Text_20_body">
      <style:text-properties style:font-name="Liberation Sans" fo:font-size="16pt" fo:font-weight="normal" officeooo:paragraph-rsid="000616f2" style:font-size-asian="16pt" style:font-size-complex="16pt"/>
    </style:style>
    <style:style style:name="P4" style:family="paragraph" style:parent-style-name="Text_20_body">
      <style:text-properties style:font-name="Liberation Sans" fo:font-size="16pt" fo:font-weight="normal" officeooo:paragraph-rsid="000616f2" style:font-size-asian="16pt" style:font-weight-asian="normal" style:font-size-complex="16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9369" style:font-weight-asian="normal" style:font-weight-complex="normal"/>
    </style:style>
    <style:style style:name="T3" style:family="text">
      <style:text-properties officeooo:rsid="00129369"/>
    </style:style>
    <style:style style:name="T4" style:family="text">
      <style:text-properties officeooo:rsid="0014083a"/>
    </style:style>
    <style:style style:name="T5" style:family="text">
      <style:text-properties officeooo:rsid="0016116c"/>
    </style:style>
    <style:style style:name="T6" style:family="text">
      <style:text-properties fo:font-variant="normal" fo:text-transform="none" style:font-name="Marianne" fo:letter-spacing="normal" fo:font-style="normal"/>
    </style:style>
    <style:style style:name="T7" style:family="text">
      <style:text-properties fo:font-variant="normal" fo:text-transform="none" fo:letter-spacing="normal" fo:font-style="normal"/>
    </style:style>
    <style:style style:name="T8" style:family="text">
      <style:text-properties fo:font-size="16pt" style:font-size-asian="16pt" style:font-weight-asian="normal" style:font-size-complex="16pt" style:font-weight-complex="normal"/>
    </style:style>
    <style:style style:name="T9" style:family="text">
      <style:text-properties fo:font-size="16pt" officeooo:rsid="00129369" style:font-size-asian="16pt" style:font-weight-asian="normal" style:font-size-complex="16pt" style:font-weight-complex="normal"/>
    </style:style>
    <style:style style:name="T10" style:family="text">
      <style:text-properties style:font-weight-asian="normal" style:font-weight-complex="normal"/>
    </style:style>
    <style:style style:name="T11" style:family="text">
      <style:text-properties officeooo:rsid="00129369" style:font-weight-asian="normal" style:font-weight-complex="normal"/>
    </style:style>
    <style:style style:name="T12" style:family="text">
      <style:text-properties style:font-name="Liberation Sans" fo:font-weight="normal" style:font-weight-asian="normal" style:font-weight-complex="normal"/>
    </style:style>
    <style:style style:name="T13" style:family="text">
      <style:text-properties style:font-name="Liberation Sans" fo:font-weight="normal" officeooo:rsid="00129369" style:font-weight-asian="normal" style:font-weight-complex="normal"/>
    </style:style>
    <style:style style:name="T14" style:family="text">
      <style:text-properties officeooo:rsid="000865c3"/>
    </style:style>
    <style:style style:name="T15" style:family="text">
      <style:text-properties officeooo:rsid="000a610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Strong_20_Emphasis"><text:span text:style-name="T12">Madame, Monsieur,</text:span></text:span></text:p>
      <text:p text:style-name="P3"><text:span text:style-name="T10">Votre </text:span><text:span text:style-name="T11">BUT </text:span><text:span text:style-name="T7">Génie électrique et informatique industrielle</text:span><text:span text:style-name="T10">, avec son enseignement d</text:span><text:span text:style-name="T11">e qualité</text:span><text:span text:style-name="T10"> offre un environnement exigeant et stimulant qui m’attire particulièrement.</text:span></text:p>
      <text:p text:style-name="P4">Passionné par l’informatique, notamment la programmation bas niveau et l’électronique, je programme depuis plusieurs années en C++ et Python pour réaliser divers projets personnels. Parmi eux, j’ai recréé Tetris et le jeu de la vie de John Horton Conway, disponibles sur GitHub. J’ai <text:span text:style-name="T15">aussi réalisé un dispositif de vote électronique comme dans les supermarchés. J’ai exploré </text:span>les procédés de compilation et l’architecture des ordinateurs, concevant notamment un processeur programmable en environnement simulé.</text:p>
      <text:p text:style-name="P4">Rejoindre votre <text:span text:style-name="T4">BUT</text:span> serait pour moi l’opportunité idéale <text:span text:style-name="T14">d’</text:span>enrichir mes connaissances scientifiques et techniques, et <text:span text:style-name="T15">de</text:span> me préparer aux exigences des écoles d’ingénieurs <text:span text:style-name="T4">puisque je souhaiterai poursuivre mes études dans cette direction</text:span>. Je suis convaincu que cet environnement de travail rigoureux et motivant me permettra de développer tout mon potentiel et d’atteindre mes ambitions professionnelles.</text:p>
      <text:p text:style-name="P4">Je vous remercie de l’attention que vous porterez à ma candidature.</text:p>
      <text:p text:style-name="P1"><text:span text:style-name="Strong_20_Emphasis"><text:span text:style-name="T13">Veuillez agréer, Madame, Monsieur, l’expression de mes salutations distinguées. 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arianne" svg:font-family="Marianne, arial, sans-serif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3-30T18:05:11.738000000</meta:creation-date>
    <dc:date>2025-03-30T19:40:16.315000000</dc:date>
    <meta:editing-duration>PT1H35M3S</meta:editing-duration>
    <meta:editing-cycles>4</meta:editing-cycles>
    <meta:generator>LibreOffice/7.2.4.1$Windows_X86_64 LibreOffice_project/27d75539669ac387bb498e35313b970b7fe9c4f9</meta:generator>
    <meta:document-statistic meta:table-count="0" meta:image-count="0" meta:object-count="0" meta:page-count="1" meta:paragraph-count="6" meta:word-count="170" meta:character-count="1241" meta:non-whitespace-character-count="1076"/>
  </office:meta>
</office:document-meta>
</file>